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 style:list-style-name="L4">
      <style:text-properties fo:font-size="16pt" style:font-size-asian="16pt" style:font-size-complex="16pt"/>
    </style:style>
    <style:style style:name="P3" style:family="paragraph" style:parent-style-name="Heading_20_1">
      <style:text-properties fo:font-size="18pt" style:font-size-asian="18pt" style:font-size-complex="18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hecklist Nutzertest:</text:h>
      <text:h text:style-name="Heading_20_2" text:outline-level="2">Vorbereitung:</text:h>
      <text:list xml:id="list6074760824939906723" text:style-name="L4">
        <text:list-item>
          <text:p text:style-name="P2">Entscheiden, welche Aufgaben bewältigt werden müssen</text:p>
        </text:list-item>
        <text:list-item>
          <text:p text:style-name="P2">Testpersonen finden</text:p>
        </text:list-item>
        <text:list-item>
          <text:p text:style-name="P2">Test-Termin ausmachen</text:p>
        </text:list-item>
        <text:list-item>
          <text:p text:style-name="P2">Vor dem Test-Termin, Test selbst durchführen</text:p>
        </text:list-item>
        <text:list-item>
          <text:p text:style-name="P2">Technik vorbereiten</text:p>
        </text:list-item>
      </text:list>
      <text:p text:style-name="P1"/>
      <text:h text:style-name="Heading_20_2" text:outline-level="2">Testablauf:</text:h>
      <text:list xml:id="list35523671" text:continue-numbering="true" text:style-name="L4">
        <text:list-item>
          <text:p text:style-name="P2">Die Aufgaben austeilen</text:p>
        </text:list-item>
        <text:list-item>
          <text:p text:style-name="P2">Die Browser-Chronik zurücksetzen</text:p>
        </text:list-item>
        <text:list-item>
          <text:p text:style-name="P2">Die Startseite aufrufen</text:p>
        </text:list-item>
        <text:list-item>
          <text:p text:style-name="P2">Protokollier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s Welker</meta:initial-creator>
    <meta:creation-date>2018-02-04T15:22:16.29</meta:creation-date>
    <meta:document-statistic meta:table-count="0" meta:image-count="0" meta:object-count="0" meta:page-count="1" meta:paragraph-count="12" meta:word-count="41" meta:character-count="300"/>
    <dc:date>2018-02-04T15:34:29.42</dc:date>
    <dc:creator>Mathis Welker</dc:creator>
    <meta:editing-duration>PT12M13S</meta:editing-duration>
    <meta:editing-cycles>1</meta:editing-cycles>
    <meta:generator>OpenOffice/4.1.0$Win32 OpenOffice.org_project/410m18$Build-9764</meta:generator>
  </office:meta>
</office:document-meta>
</file>